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ro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 draw:auto-grow-height="true" draw:auto-grow-width="false"/>
    </style:style>
    <style:style style:name="gr5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1e1e1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b9b9b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9b9b9b" draw:textarea-horizontal-align="center" draw:textarea-vertical-align="justify" draw:auto-grow-height="false"/>
      <style:paragraph-properties style:writing-mode="tb-rl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1e1e1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fill="bitmap" draw:fill-color="#000000" draw:fill-gradient-name="Gradient_20_1" draw:fill-hatch-name="Black_20_0_20_Degrees" draw:fill-image-name="无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end="Arrow" draw:marker-end-width="0.3cm" draw:textarea-horizontal-align="left" draw:textarea-vertical-align="bottom"/>
    </style:style>
    <style:style style:name="gr16" style:family="graphic" style:parent-style-name="standard">
      <style:graphic-properties draw:marker-end="Arrow" draw:marker-end-width="0.3cm" draw:textarea-horizontal-align="left" draw:textarea-vertical-align="top"/>
    </style:style>
    <style:style style:name="gr17" style:family="graphic" style:parent-style-name="standard">
      <style:graphic-properties draw:marker-end="Arrow" draw:marker-end-width="0.3cm" draw:textarea-horizontal-align="left" draw:textarea-vertical-align="middle"/>
    </style:style>
    <style:style style:name="gr1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9" style:family="graphic" style:parent-style-name="standard">
      <style:graphic-properties draw:fill-color="#e6e6e6" draw:textarea-horizontal-align="center" draw:textarea-vertical-align="middle"/>
    </style:style>
    <style:style style:name="gr20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1" style:family="graphic" style:parent-style-name="standard">
      <style:graphic-properties draw:fill-color="#e6e6e6" draw:textarea-horizontal-align="justify" draw:textarea-vertical-align="middle" draw:auto-grow-height="false" fo:padding-top="0cm" fo:padding-bottom="0cm" fo:padding-left="0cm" fo:padding-right="0cm"/>
    </style:style>
    <style:style style:name="gr22" style:family="graphic" style:parent-style-name="standard">
      <style:graphic-properties draw:fill-color="#e6e6e6" draw:textarea-horizontal-align="center" draw:textarea-vertical-align="middle" draw:auto-grow-height="false" fo:padding-top="0cm" fo:padding-bottom="0cm" fo:padding-left="0cm" fo:padding-right="0cm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cm" fo:padding-bottom="0cm" fo:padding-left="0cm" fo:padding-right="0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marker-end="Arrow" draw:marker-end-width="0.3cm" draw:fill-color="#e6e6e6" draw:textarea-horizontal-align="left" draw:textarea-vertical-align="top" fo:padding-top="0cm" fo:padding-bottom="0cm" fo:padding-left="0cm" fo:padding-right="0cm"/>
    </style:style>
    <style:style style:name="gr26" style:family="graphic" style:parent-style-name="standard">
      <style:graphic-properties draw:marker-end="Arrow" draw:marker-end-width="0.3cm" draw:fill-color="#e6e6e6" draw:textarea-horizontal-align="center" draw:textarea-vertical-align="middle"/>
    </style:style>
    <style:style style:name="gr27" style:family="graphic" style:parent-style-name="standard">
      <style:graphic-properties draw:fill-color="#e6e6e6" draw:textarea-horizontal-align="left" draw:textarea-vertical-align="top" draw:auto-grow-height="false" fo:padding-top="0cm" fo:padding-bottom="0cm" fo:padding-left="0cm" fo:padding-right="0cm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 fo:padding-top="0cm" fo:padding-bottom="0cm" fo:padding-left="0cm" fo:padding-right="0cm"/>
    </style:style>
    <style:style style:name="co1" style:family="table-column">
      <style:table-column-properties style:column-width="3.503cm" style:use-optimal-column-width="false"/>
    </style:style>
    <style:style style:name="co2" style:family="table-column">
      <style:table-column-properties style:column-width="3.692cm" style:use-optimal-column-width="false"/>
    </style:style>
    <style:style style:name="ro1" style:family="table-row">
      <style:table-row-properties style:row-height="1.159cm"/>
    </style:style>
    <style:style style:name="ro2" style:family="table-row">
      <style:table-row-properties style:row-height="1.16cm"/>
    </style:style>
    <style:style style:name="ce1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size-asian="12.3999996185303pt"/>
    </style:style>
    <style:style style:name="P3" style:family="paragraph">
      <style:paragraph-properties fo:text-align="center"/>
      <style:text-properties fo:font-size="9pt" style:font-size-asian="6.19999980926514pt" style:font-size-complex="9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宋体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P10" style:family="paragraph">
      <style:paragraph-properties fo:text-align="center"/>
      <style:text-properties style:font-size-asian="18pt"/>
    </style:style>
    <style:style style:name="T1" style:family="text">
      <style:text-properties style:font-size-asian="12.3999996185303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5" style:family="text">
      <style:text-properties fo:font-size="1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宋体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宋体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0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office:forms form:automatic-focus="false" form:apply-design-mode="false"/>
        <draw:custom-shape draw:style-name="gr1" draw:text-style-name="P2" draw:layer="layout" svg:width="2.125cm" svg:height="6.842cm" svg:x="8.875cm" svg:y="8.658cm">
          <text:p text:style-name="P1"><text:span text:style-name="T1">微控制单元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187cm" svg:height="6.842cm" svg:x="15.5cm" svg:y="8.658cm">
          <text:p text:style-name="P1"><text:span text:style-name="T1">可编程控制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9.5cm" svg:height="1.714cm" svg:x="8.5cm" svg:y="4cm">
          <text:p text:style-name="P1"><text:span text:style-name="T1">外部模拟电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0.937cm" svg:y1="10.558cm" svg:x2="15.5cm" svg:y2="10.558cm">
          <text:p text:style-name="P1"><text:span text:style-name="T2">采样方式</text:span><text:span text:style-name="T2"><text:line-break/></text:span><text:span text:style-name="T2">连续</text:span><text:span text:style-name="T2">/</text:span><text:span text:style-name="T2">单次</text:span></text:p>
        </draw:line>
        <draw:line draw:style-name="gr2" draw:text-style-name="P3" draw:layer="layout" svg:x1="11cm" svg:y1="12.358cm" svg:x2="15.5cm" svg:y2="12.358cm">
          <text:p text:style-name="P1"><text:span text:style-name="T2">通道选择</text:span><text:span text:style-name="T2"><text:line-break/></text:span><text:span text:style-name="T2">单</text:span><text:span text:style-name="T2">/</text:span><text:span text:style-name="T2">双</text:span></text:p>
        </draw:line>
        <draw:line draw:style-name="gr2" draw:text-style-name="P3" draw:layer="layout" svg:x1="11cm" svg:y1="11.458cm" svg:x2="15.5cm" svg:y2="11.458cm">
          <text:p text:style-name="P1"><text:span text:style-name="T2">显示方式</text:span><text:span text:style-name="T2"><text:line-break/></text:span><text:span text:style-name="T2">扩展</text:span><text:span text:style-name="T2">/</text:span><text:span text:style-name="T2">常态</text:span></text:p>
        </draw:line>
        <draw:custom-shape draw:style-name="gr1" draw:text-style-name="P3" draw:layer="layout" svg:width="4.463cm" svg:height="0.686cm" svg:x="11.037cm" svg:y="12.909cm">
          <text:p text:style-name="P1"><text:span text:style-name="T2">采样速率（分频系数）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1.729cm" svg:height="2.943cm" svg:x="15.7cm" svg:y="5.715cm">
          <text:p text:style-name="P1"><text:span text:style-name="T2">AD</text:span><text:span text:style-name="T2">采样数据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2.8cm" svg:height="3cm" svg:x="17.7cm" svg:y="9.658cm">
          <text:p text:style-name="P1"><text:span text:style-name="T2">Y</text:span><text:span text:style-name="T2">通道</text:span><text:span text:style-name="T2">DA</text:span><text:span text:style-name="T2">数据</text:span></text:p>
          <text:p text:style-name="P1"><text:span text:style-name="T2">X</text:span><text:span text:style-name="T2">通道</text:span><text:span text:style-name="T2">DA</text:span><text:span text:style-name="T2">数据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2.188cm" svg:height="2.943cm" svg:x="8.833cm" svg:y="5.715cm">
          <text:p text:style-name="P1"><text:span text:style-name="T2">程控放大系数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10.937cm" svg:y1="9.158cm" svg:x2="15.5cm" svg:y2="9.158cm">
          <text:p/>
        </draw:line>
        <draw:line draw:style-name="gr4" draw:text-style-name="P3" draw:layer="layout" svg:x1="13.3cm" svg:y1="5.658cm" svg:x2="13.3cm" svg:y2="9.158cm">
          <text:p text:style-name="P1"><text:span text:style-name="T2">触发信号</text:span></text:p>
        </draw:line>
        <draw:custom-shape draw:style-name="gr1" draw:text-style-name="P2" draw:layer="layout" svg:width="1.6cm" svg:height="2cm" svg:x="5.8cm" svg:y="11.1cm">
          <text:p text:style-name="P1"><text:span text:style-name="T1">键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11cm" svg:y1="14cm" svg:x2="15.5cm" svg:y2="14cm">
          <text:p text:style-name="P1"><text:span text:style-name="T2">复位信号</text:span><text:span text:style-name="T2"><text:line-break/></text:span><text:span text:style-name="T2">reset</text:span></text:p>
        </draw:line>
        <draw:line draw:style-name="gr5" draw:text-style-name="P4" draw:layer="layout" svg:x1="11cm" svg:y1="15cm" svg:x2="15.5cm" svg:y2="15cm">
          <text:p text:style-name="P1"><text:span text:style-name="T2">采样完成</text:span></text:p>
          <text:p text:style-name="P1"><text:span text:style-name="T2">sample_ok</text:span></text:p>
        </draw:line>
        <draw:custom-shape draw:style-name="gr6" draw:text-style-name="P1" draw:layer="layout" svg:width="1.5cm" svg:height="1.5cm" svg:x="7.4cm" svg:y="1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默认">
        <office:forms form:automatic-focus="false" form:apply-design-mode="false"/>
        <draw:custom-shape draw:style-name="gr7" draw:text-style-name="P5" draw:id="id8" draw:layer="layout" svg:width="3cm" svg:height="1cm" svg:x="12.5cm" svg:y="4cm">
          <text:p text:style-name="P1"><text:span text:style-name="T3">帧数据</text:span><text:span text:style-name="T3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id="id5" draw:layer="layout" svg:width="2.204cm" svg:height="0.999cm" svg:x="8.296cm" svg:y="2.5cm">
          <text:p text:style-name="P1"><text:span text:style-name="T3">双通道</text:span><text:span text:style-name="T3"><text:line-break/></text:span><text:span text:style-name="T3">A/D</text:span><text:span text:style-name="T3">采样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id="id6" draw:layer="layout" svg:width="1cm" svg:height="1.5cm" svg:x="5.5cm" svg:y="7.5cm">
          <text:p text:style-name="P1"><text:span text:style-name="T3">分频器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id="id12" draw:layer="layout" svg:width="1.3cm" svg:height="2.5cm" svg:x="18.2cm" svg:y="7cm">
          <text:p text:style-name="P5"><text:span text:style-name="T3">X</text:span><text:span text:style-name="T3">通道</text:span><text:span text:style-name="T3"><text:line-break/></text:span><text:span text:style-name="T3">D/A</text:span><text:span text:style-name="T3">转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id="id10" draw:layer="layout" svg:width="1.5cm" svg:height="2.5cm" svg:x="20cm" svg:y="8cm">
          <text:p text:style-name="P6"><text:span text:style-name="T4">双通道</text:span><text:span text:style-name="T4"><text:line-break/></text:span><text:span text:style-name="T4">8</text:span><text:span text:style-name="T4">路与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id="id1" draw:layer="layout" svg:width="5.002cm" svg:height="1.5cm" svg:x="11.498cm" svg:y="12cm">
          <text:p text:style-name="P1"><text:span text:style-name="T5">MCU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13.999cm" svg:y1="12cm" svg:x2="10cm" svg:y2="10cm" draw:start-shape="id1" draw:end-shape="id2" draw:end-glue-point="2" svg:d="m13999 12000c0-1500-3999-500-3999-2000">
          <text:p text:style-name="P1"><text:span text:style-name="T2">控制总线</text:span></text:p>
        </draw:connector>
        <draw:connector draw:style-name="gr13" draw:text-style-name="P1" draw:layer="layout" draw:type="curve" svg:x1="16.5cm" svg:y1="12.75cm" svg:x2="16.5cm" svg:y2="12.75cm" draw:start-shape="id1" draw:end-shape="id1" svg:d="m16500 12750">
          <text:p/>
        </draw:connector>
        <draw:custom-shape draw:style-name="gr8" draw:text-style-name="P5" draw:id="id4" draw:layer="layout" svg:width="2.5cm" svg:height="1cm" svg:x="2.5cm" svg:y="7.5cm">
          <text:p text:style-name="P1"><text:span text:style-name="T3">程控放大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id="id3" draw:layer="layout" svg:width="2.5cm" svg:height="1cm" svg:x="5.5cm" svg:y="10.5cm">
          <text:p text:style-name="P1"><text:span text:style-name="T3">触发电路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curve" svg:x1="6.75cm" svg:y1="10.5cm" svg:x2="8.5cm" svg:y2="9.25cm" draw:start-shape="id3" draw:end-shape="id2" draw:end-glue-point="3" svg:d="m6750 10500c0-834 583-1250 1750-1250">
          <text:p text:style-name="P1"><text:span text:style-name="T2">触发信号</text:span></text:p>
        </draw:connector>
        <draw:custom-shape draw:style-name="gr7" draw:text-style-name="P5" draw:id="id7" draw:layer="layout" svg:width="3cm" svg:height="1.5cm" svg:x="13cm" svg:y="8.3cm">
          <text:p text:style-name="P1"><text:span text:style-name="T3">地址计数器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curve" svg:x1="3.75cm" svg:y1="7.5cm" svg:x2="8.296cm" svg:y2="2.999cm" draw:start-shape="id4" draw:start-glue-point="0" draw:end-shape="id5" draw:end-glue-point="3" svg:d="m3750 7500c0-3001 1515-4501 4546-4501">
          <text:p/>
        </draw:connector>
        <draw:custom-shape draw:style-name="gr7" draw:text-style-name="P5" draw:id="id2" draw:layer="layout" svg:width="3cm" svg:height="1.5cm" svg:x="8.5cm" svg:y="8.5cm">
          <text:p text:style-name="P1"><text:span text:style-name="T3">状态控制器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6.5cm" svg:y1="8.25cm" svg:x2="8.5cm" svg:y2="9.25cm" draw:start-shape="id6" draw:start-glue-point="1" draw:end-shape="id2" draw:end-glue-point="3" svg:d="m6500 8250c1500 0 500 1000 2000 1000">
          <text:p text:style-name="P1"><text:span text:style-name="T2">读写时钟</text:span></text:p>
        </draw:connector>
        <draw:connector draw:style-name="gr2" draw:text-style-name="P4" draw:layer="layout" draw:type="curve" svg:x1="11.5cm" svg:y1="9.25cm" svg:x2="14.5cm" svg:y2="9.8cm" draw:start-shape="id2" draw:start-glue-point="1" draw:end-shape="id7" draw:end-glue-point="2" svg:d="m11500 9250c1125 0 937 525 1406 850s1594 450 1594-300">
          <text:p text:style-name="P1"><text:span text:style-name="T2">读写计数时钟</text:span></text:p>
        </draw:connector>
        <draw:connector draw:style-name="gr2" draw:text-style-name="P4" draw:layer="layout" draw:type="curve" svg:x1="10cm" svg:y1="8.5cm" svg:x2="12.5cm" svg:y2="4.5cm" draw:start-shape="id2" draw:start-glue-point="0" draw:end-shape="id8" draw:end-glue-point="3" svg:d="m10000 8500c0-2667 833-4000 2500-4000">
          <text:p text:style-name="P1"><text:span text:style-name="T2">RAM</text:span><text:span text:style-name="T2">读写时钟</text:span></text:p>
        </draw:connector>
        <draw:custom-shape draw:style-name="gr8" draw:text-style-name="P5" draw:id="id11" draw:layer="layout" svg:width="2.293cm" svg:height="1.699cm" svg:x="22cm" svg:y="5cm">
          <text:p text:style-name="P1"><text:span text:style-name="T3">Y</text:span><text:span text:style-name="T3">通道</text:span><text:span text:style-name="T3"><text:line-break/></text:span><text:span text:style-name="T3">D/A</text:span><text:span text:style-name="T3">转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curve" svg:x1="11.498cm" svg:y1="12.75cm" svg:x2="3.75cm" svg:y2="8.5cm" draw:start-shape="id1" draw:start-glue-point="3" draw:end-shape="id4" draw:end-glue-point="2" svg:d="m11498 12750c-5166 0-7748-1416-7748-4250">
          <text:p text:style-name="P1"><text:span text:style-name="T2">程控放大系数</text:span></text:p>
        </draw:connector>
        <draw:custom-shape draw:style-name="gr7" draw:text-style-name="P5" draw:id="id9" draw:layer="layout" svg:width="2cm" svg:height="1cm" svg:x="6.5cm" svg:y="5cm">
          <text:p text:style-name="P1"><text:span text:style-name="T3">时钟源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7.5cm" svg:y1="6cm" svg:x2="6cm" svg:y2="7.5cm" draw:start-shape="id9" draw:start-glue-point="2" draw:end-shape="id6" draw:end-glue-point="0" svg:d="m7500 6000c0 1125-1500 375-1500 1500">
          <text:p text:style-name="P1"><text:span text:style-name="T2">系统时钟</text:span></text:p>
        </draw:connector>
        <draw:connector draw:style-name="gr2" draw:text-style-name="P4" draw:layer="layout" draw:type="curve" svg:x1="7.5cm" svg:y1="5cm" svg:x2="9.398cm" svg:y2="3.499cm" draw:start-shape="id9" draw:end-shape="id5" draw:end-glue-point="2" svg:d="m7500 5000c0-1126 1898-376 1898-1501">
          <text:p text:style-name="P1"><text:span text:style-name="T2">采样时钟</text:span></text:p>
        </draw:connector>
        <draw:connector draw:style-name="gr16" draw:text-style-name="P4" draw:layer="layout" draw:type="curve" svg:x1="15.5cm" svg:y1="4.5cm" svg:x2="20.75cm" svg:y2="8cm" draw:start-shape="id8" draw:start-glue-point="1" draw:end-shape="id10" draw:end-glue-point="0" svg:d="m15500 4500c3500 0 5250 1166 5250 3500">
          <text:p text:style-name="P1"><text:span text:style-name="T2">RAM</text:span><text:span text:style-name="T2">读总线</text:span></text:p>
        </draw:connector>
        <draw:connector draw:style-name="gr17" draw:text-style-name="P4" draw:layer="layout" draw:type="curve" svg:x1="21.5cm" svg:y1="9.25cm" svg:x2="23.146cm" svg:y2="6.699cm" draw:start-shape="id10" draw:start-glue-point="1" draw:end-shape="id11" draw:end-glue-point="2" svg:d="m21500 9250c1098 0 1646-850 1646-2551">
          <text:p text:style-name="P1"><text:span text:style-name="T2">Y</text:span><text:span text:style-name="T2">通道双路数据</text:span></text:p>
        </draw:connector>
        <draw:connector draw:style-name="gr2" draw:text-style-name="P4" draw:layer="layout" draw:type="curve" svg:x1="10.5cm" svg:y1="2.999cm" svg:x2="14cm" svg:y2="4cm" draw:start-shape="id5" draw:start-glue-point="1" draw:end-shape="id8" draw:end-glue-point="0" svg:d="m10500 2999c2334 0 3500 333 3500 1001">
          <text:p text:style-name="P1"><text:span text:style-name="T2">AD</text:span><text:span text:style-name="T2">转换总线</text:span></text:p>
        </draw:connector>
        <draw:connector draw:style-name="gr2" draw:text-style-name="P4" draw:layer="layout" draw:type="curve" svg:x1="13.999cm" svg:y1="12cm" svg:x2="20.75cm" svg:y2="10.5cm" draw:start-shape="id1" draw:end-shape="id10" draw:end-glue-point="2" svg:d="m13999 12000c0-1125 6751-375 6751-1500">
          <text:p text:style-name="P1"><text:span text:style-name="T2">双通道选择</text:span></text:p>
        </draw:connector>
        <draw:connector draw:style-name="gr2" draw:text-style-name="P4" draw:layer="layout" draw:type="curve" svg:x1="13.999cm" svg:y1="12cm" svg:x2="16cm" svg:y2="9.05cm" draw:start-shape="id1" draw:start-glue-point="0" draw:end-shape="id7" draw:end-glue-point="1" svg:d="m13999 12000c0-1650 1251-1375 1939-1700s812-1250 62-1250">
          <text:p text:style-name="P1"><text:span text:style-name="T2">起始地址（</text:span><text:span text:style-name="T2">8</text:span><text:span text:style-name="T2">位）</text:span></text:p>
        </draw:connector>
        <draw:connector draw:style-name="gr2" draw:text-style-name="P4" draw:layer="layout" draw:type="curve" svg:x1="13cm" svg:y1="9.05cm" svg:x2="14cm" svg:y2="5cm" draw:start-shape="id7" draw:start-glue-point="3" draw:end-shape="id8" draw:end-glue-point="2" svg:d="m13000 9050c-750 0-625-1200-188-1594s1188 19 1188-2456">
          <text:p text:style-name="P1"><text:span text:style-name="T2">读写地址（</text:span><text:span text:style-name="T2">9</text:span><text:span text:style-name="T2">位）</text:span></text:p>
        </draw:connector>
        <draw:connector draw:style-name="gr2" draw:text-style-name="P4" draw:layer="layout" draw:type="curve" svg:x1="14.5cm" svg:y1="8.3cm" svg:x2="18.2cm" svg:y2="8.25cm" draw:start-shape="id7" draw:start-glue-point="0" draw:end-shape="id12" draw:end-glue-point="3" svg:d="m14500 8300c0-750 1300-625 1813-450s237 400 1887 400">
          <text:p text:style-name="P1"><text:span text:style-name="T2">读地址</text:span><text:span text:style-name="T2">8</text:span><text:span text:style-name="T2">位</text:span></text:p>
        </draw:connector>
      </draw:page>
      <draw:page draw:name="page3" draw:style-name="dp1" draw:master-page-name="默认">
        <office:forms form:automatic-focus="false" form:apply-design-mode="false"/>
        <draw:custom-shape draw:style-name="gr18" draw:text-style-name="P1" draw:layer="layout" svg:width="21.499cm" svg:height="0.5cm" svg:x="1.201cm" svg:y="5.9cm">
          <text:p/>
          <draw:enhanced-geometry svg:viewBox="0 0 21600 21600" draw:type="rectangle" draw:enhanced-path="M 0 0 L 21600 0 21600 21600 0 21600 0 0 Z N"/>
        </draw:custom-shape>
        <draw:rect draw:style-name="gr19" draw:text-style-name="P5" draw:id="id16" draw:layer="layout" svg:width="2.501cm" svg:height="1cm" svg:x="10.598cm" svg:y="3.9cm">
          <text:p text:style-name="P1"><text:span text:style-name="T3">键盘扫描</text:span></text:p>
        </draw:rect>
        <draw:custom-shape draw:style-name="gr20" draw:text-style-name="P4" draw:id="id15" draw:layer="layout" svg:width="2.502cm" svg:height="1cm" svg:x="10.598cm" svg:y="4.9cm">
          <text:p text:style-name="P1"><text:span text:style-name="T2">有键按下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draw:layer="layout" svg:width="1.999cm" svg:height="1cm" svg:x="1.001cm" svg:y="5.899cm">
          <text:p text:style-name="P1"><text:span text:style-name="T3">衰减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2.001cm" svg:height="1cm" svg:x="3.499cm" svg:y="5.899cm">
          <text:p text:style-name="P1"><text:span text:style-name="T3">扫频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2cm" svg:height="1cm" svg:x="20.8cm" svg:y="5.9cm">
          <text:p text:style-name="P1"><text:span text:style-name="T3">移动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1.999cm" svg:height="1cm" svg:x="9.001cm" svg:y="5.899cm">
          <text:p text:style-name="P1"><text:span text:style-name="T3">扩展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3.198cm" svg:height="1cm" svg:x="11.802cm" svg:y="5.9cm">
          <text:p text:style-name="P1"><text:span text:style-name="T3">采样方式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3cm" svg:height="1cm" svg:x="15.4cm" svg:y="5.899cm">
          <text:p text:style-name="P1"><text:span text:style-name="T3">锁存</text:span><text:span text:style-name="T3">/</text:span><text:span text:style-name="T3">启动键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1.999cm" svg:height="2.101cm" svg:x="1.001cm" svg:y="6.899cm">
          <text:p text:style-name="P1"><text:span text:style-name="T6">调整输出</text:span><text:span text:style-name="T6"><text:line-break/></text:span><text:span text:style-name="T3">衰减系数</text:span><text:span text:style-name="T3"><text:line-break/></text:span><text:span text:style-name="T6">刷新</text:span><text:span text:style-name="T3">显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2.001cm" svg:height="2.101cm" svg:x="3.499cm" svg:y="6.899cm">
          <text:p text:style-name="P1"><text:span text:style-name="T6">调整输出</text:span><text:span text:style-name="T3"><text:line-break/></text:span><text:span text:style-name="T3">分频系数</text:span><text:span text:style-name="T3"><text:line-break/></text:span><text:span text:style-name="T6">刷新</text:span><text:span text:style-name="T3">显示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5cm" svg:height="1.079cm" svg:x="21cm" svg:y="6.922cm">
          <text:p text:style-name="P1"><text:span text:style-name="T2">扩展显示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5" draw:layer="layout" svg:width="2.3cm" svg:height="1.201cm" svg:x="20.6cm" svg:y="8cm">
          <text:p text:style-name="P1"><text:span text:style-name="T6">修改输出</text:span><text:span text:style-name="T3"><text:line-break/></text:span><text:span text:style-name="T3">显示起始值</text:span></text:p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2.5cm" svg:height="2cm" svg:x="9cm" svg:y="6.899cm">
          <text:p text:style-name="P1"><text:span text:style-name="T6">切换</text:span><text:span text:style-name="T3"><text:line-break/></text:span><text:span text:style-name="T3">扩展标示符</text:span><text:span text:style-name="T3"><text:line-break/></text:span><text:span text:style-name="T6">复零</text:span></text:p>
          <text:p text:style-name="P1"><text:span text:style-name="T3">显示起始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2.502cm" svg:height="1.1cm" svg:x="9.5cm" svg:y="13cm">
          <text:p text:style-name="P1"><text:span text:style-name="T2">单次采样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draw:layer="layout" svg:width="2.001cm" svg:height="1.201cm" svg:x="12.099cm" svg:y="13cm">
          <text:p text:style-name="P1"><text:span text:style-name="T3">采样</text:span><text:span text:style-name="T6">无效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2.201cm" svg:height="2cm" svg:x="12.199cm" svg:y="6.9cm">
          <text:p text:style-name="P6"><text:span text:style-name="T7">切换</text:span></text:p>
          <text:p text:style-name="P6"><text:span text:style-name="T4">采样标示符</text:span></text:p>
          <text:p text:style-name="P6"><text:span text:style-name="T4">采样</text:span><text:span text:style-name="T7">有效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2.001cm" svg:height="1cm" svg:x="15.799cm" svg:y="8.1cm">
          <text:p text:style-name="P1"><text:span text:style-name="T8">采样</text:span><text:span text:style-name="T6">无效</text:span></text:p>
          <draw:enhanced-geometry svg:viewBox="0 0 21600 21600" draw:type="rectangle" draw:enhanced-path="M 0 0 L 21600 0 21600 21600 0 21600 0 0 Z N"/>
        </draw:custom-shape>
        <draw:custom-shape draw:style-name="gr21" draw:text-style-name="P5" draw:id="id14" draw:layer="layout" svg:width="2.001cm" svg:height="1cm" svg:x="18.199cm" svg:y="8.5cm">
          <text:p text:style-name="P1"><text:span text:style-name="T8">采样</text:span><text:span text:style-name="T6">有效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id="id13" draw:layer="layout" svg:width="2.502cm" svg:height="1.1cm" svg:x="15.5cm" svg:y="6.9cm">
          <text:p text:style-name="P6"><text:span text:style-name="T9">连续采样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5" draw:text-style-name="P5" draw:layer="layout" svg:x1="18.002cm" svg:y1="7.449cm" svg:x2="19.199cm" svg:y2="8.5cm" draw:start-shape="id13" draw:start-glue-point="7" draw:end-shape="id14" draw:end-glue-point="0" svg:d="m18002 7449h1197v1051">
          <text:p text:style-name="P1"><text:span text:style-name="T3">单次采样</text:span></text:p>
        </draw:connector>
        <draw:custom-shape draw:style-name="gr20" draw:text-style-name="P10" draw:layer="layout" svg:width="21.909cm" svg:height="1.5cm" svg:x="1.091cm" svg:y="9.5cm">
          <text:p text:style-name="P1"><text:span text:style-name="T10">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3cm" svg:height="1cm" svg:x="5cm" svg:y="13cm">
          <text:p text:style-name="P1"><text:span text:style-name="T3">采样满中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8.001cm" svg:y1="13.5cm" svg:x2="9.502cm" svg:y2="13.5cm">
          <text:p/>
        </draw:line>
        <draw:line draw:style-name="gr26" draw:text-style-name="P1" draw:layer="layout" svg:x1="14.1cm" svg:y1="13.5cm" svg:x2="15.601cm" svg:y2="13.5cm">
          <text:p/>
        </draw:line>
        <draw:custom-shape draw:style-name="gr20" draw:text-style-name="P5" draw:layer="layout" svg:width="2.001cm" svg:height="1cm" svg:x="15.6cm" svg:y="13cm">
          <text:p text:style-name="P1"><text:span text:style-name="T3">返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.509cm" svg:height="1cm" svg:x="6cm" svg:y="5.9cm">
          <text:p text:style-name="P1"><text:span text:style-name="T3">单双踪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2.601cm" svg:height="1cm" svg:x="6cm" svg:y="6.9cm">
          <text:p text:style-name="P1"><text:span text:style-name="T6">切换输出</text:span><text:span text:style-name="T3"><text:line-break/></text:span><text:span text:style-name="T3">单双踪标示符</text:span><text:span text:style-name="T3"><text:line-break/></text:span><text:span text:style-name="T3"/></text:p>
          <draw:enhanced-geometry svg:viewBox="0 0 21600 21600" draw:type="rectangle" draw:enhanced-path="M 0 0 L 21600 0 21600 21600 0 21600 0 0 Z N"/>
        </draw:custom-shape>
        <draw:connector draw:style-name="gr28" draw:text-style-name="P4" draw:layer="layout" draw:line-skew="-0.598cm" svg:x1="10.598cm" svg:y1="5.399cm" svg:x2="10.598cm" svg:y2="4.4cm" draw:start-shape="id15" draw:start-glue-point="5" draw:end-shape="id16" draw:end-glue-point="3" svg:d="m10598 5399h-1098v-999h1098">
          <text:p text:style-name="P1"><text:span text:style-name="T2">无</text:span></text:p>
        </draw:connector>
        <draw:frame draw:style-name="standard" draw:layer="layout" svg:width="10.697cm" svg:height="3.477cm" svg:x="4.802cm" svg:y="15.522cm">
          <table:table table:template-name="ro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衰减（1）</text:p>
              </table:table-cell>
              <table:table-cell>
                <text:p text:style-name="P5">扫频（2）</text:p>
              </table:table-cell>
              <table:table-cell>
                <text:p text:style-name="P5">单/双踪（3）</text:p>
              </table:table-cell>
            </table:table-row>
            <table:table-row table:style-name="ro1" table:default-cell-style-name="ce1">
              <table:table-cell>
                <text:p text:style-name="P5">扩展（4）</text:p>
              </table:table-cell>
              <table:table-cell>
                <text:p text:style-name="P5">左移（5）</text:p>
              </table:table-cell>
              <table:table-cell>
                <text:p text:style-name="P5">右移（6）</text:p>
              </table:table-cell>
            </table:table-row>
            <table:table-row table:style-name="ro2" table:default-cell-style-name="ce1">
              <table:table-cell>
                <text:p text:style-name="P5">采样方式（7）</text:p>
              </table:table-cell>
              <table:table-cell>
                <text:p text:style-name="P5">锁存/启动（8）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无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4c7bb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default1" style:family="table-cell" style:parent-style-name="default">
      <style:graphic-properties draw:fill="none"/>
    </style:style>
    <table:table-template text:style-name="rodefault">
      <table:first-row text:style-name="rodefault1"/>
      <table:last-row text:style-name="rodefault1"/>
      <table:first-column text:style-name="rodefault1"/>
      <table:last-column text:style-name="rodefault1"/>
      <table:odd-rows text:style-name="rodefault1"/>
      <table:odd-columns text:style-name="rodefault1"/>
      <table:body text:style-name="rodefault1"/>
    </table:table-template>
  </office:styles>
  <office:automatic-styles>
    <style:page-layout style:name="PM0">
      <style:page-layout-properties fo:margin-top="1cm" fo:margin-bottom="1cm" fo:margin-left="1cm" fo:margin-right="1cm" fo:page-width="29.7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7T14:06:44.35</meta:creation-date>
    <dc:date>2009-05-19T10:26:39.65</dc:date>
    <meta:editing-duration>PT01H50M35S</meta:editing-duration>
    <meta:editing-cycles>115</meta:editing-cycles>
    <meta:generator>RedOffice/4.5$Win32 OpenOffice.org_project/300beta$Build-9373</meta:generator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